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0000003FC000002F82746363A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4.155cm" svg:x="1cm" svg:y="7.772cm">
          <draw:image xlink:href="Pictures/10000200000003FC000002F82746363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document-statistic meta:object-count="1"/>
    <meta:generator>OpenOffice/4.1.11$Unix OpenOffice.org_project/4111m1$Build-9808</meta:generator>
  </office:meta>
</office:document-meta>
</file>